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7a30e" officeooo:paragraph-rsid="0017a30e"/>
    </style:style>
    <style:style style:name="P2" style:family="paragraph" style:parent-style-name="Text_20_body">
      <style:text-properties officeooo:rsid="0018b538" officeooo:paragraph-rsid="0018b538"/>
    </style:style>
    <style:style style:name="P3" style:family="paragraph" style:parent-style-name="Text_20_body">
      <style:text-properties officeooo:rsid="001a07a0" officeooo:paragraph-rsid="001a07a0"/>
    </style:style>
    <style:style style:name="P4" style:family="paragraph" style:parent-style-name="Text_20_body">
      <style:text-properties officeooo:rsid="001ecc03" officeooo:paragraph-rsid="001ecc03"/>
    </style:style>
    <style:style style:name="P5" style:family="paragraph" style:parent-style-name="Text_20_body">
      <style:text-properties officeooo:rsid="002014e7" officeooo:paragraph-rsid="002014e7"/>
    </style:style>
    <style:style style:name="P6" style:family="paragraph" style:parent-style-name="Text_20_body">
      <style:text-properties officeooo:rsid="0022478c" officeooo:paragraph-rsid="0022478c"/>
    </style:style>
    <style:style style:name="P7" style:family="paragraph" style:parent-style-name="Text_20_body">
      <style:text-properties officeooo:rsid="0022cf6e" officeooo:paragraph-rsid="0022cf6e"/>
    </style:style>
    <style:style style:name="P8" style:family="paragraph" style:parent-style-name="Text_20_body">
      <style:text-properties officeooo:rsid="00274f20" officeooo:paragraph-rsid="00274f20"/>
    </style:style>
    <style:style style:name="P9" style:family="paragraph" style:parent-style-name="Heading_20_2">
      <style:text-properties officeooo:paragraph-rsid="0017a30e"/>
    </style:style>
    <style:style style:name="P10" style:family="paragraph" style:parent-style-name="Text_20_body">
      <style:text-properties officeooo:rsid="0022478c" officeooo:paragraph-rsid="0022478c"/>
    </style:style>
    <style:style style:name="P11" style:family="paragraph" style:parent-style-name="Text_20_body">
      <style:text-properties officeooo:rsid="0029c1f0" officeooo:paragraph-rsid="0029c1f0"/>
    </style:style>
    <style:style style:name="T1" style:family="text">
      <style:text-properties officeooo:rsid="0018b538"/>
    </style:style>
    <style:style style:name="T2" style:family="text">
      <style:text-properties officeooo:rsid="0021fe4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Introduction</text:h>
      <text:p text:style-name="P4">The purpose of this report is to outline the approach I took in the completion of CW2, <text:s/>data analysis of a document tracker. </text:p>
      <text:p text:style-name="P4">There are several different levels of functionality required in this assignment, the application must be able to read in a JSON file. Once the file has been parsed the user should be able to select a specific function and the application will return a result to the user in either the form of a histogram or graph.</text:p>
      <text:p text:style-name="P4">The python application should be able to return what countries/continents a specified document has been viewed in, what browsers are used to view the document, present profiles of the people who have read that document, provided the user with other documents that are related to the searched document and display a graph presenting the relationships between certain documents and certain readers.</text:p>
      <text:h text:style-name="Heading_20_2" text:outline-level="2">Requirements Checklist</text:h>
      <text:h text:style-name="Heading_20_2" text:outline-level="2">Design Considerations</text:h>
      <text:p text:style-name="P5">As GUI <text:s/>is a relatively small part of this project my major design consideration <text:span text:style-name="T2">was code and data structure. </text:span></text:p>
      <text:p text:style-name="P6">Classes were created as a direct result of the requirements of the application. From the beginning it was obvious there was the necessity for a GUI class, I wanted my GUI to be separated from the rest of the code as much as possible. </text:p>
      <text:p text:style-name="P11">The CLI code is also completely separated from the rest of the functionality of the application. The CLI class only interacts with the command line arguments and if non are passed in the class is not used at all. The main python file that runs the application checks to see if command line arguments have been passed in and if they have not the GUI is used.</text:p>
      <text:p text:style-name="P6">I realised that with the requirement that the application would have to work both with a GUI and a CLI I realised that I would need a class to manage each of the actions the application was to make. The action manager class came about as a way to invoke functionality in other classes from either the GUI or CLI. </text:p>
      <text:p text:style-name="P7">The action manager is responsible for issuing commands to the rest of the application, depending on what action it receives from the GUI or CLI several functions will be</text:p>
      <text:h text:style-name="P9" text:outline-level="2">User Guide</text:h>
      <text:h text:style-name="Heading_20_2" text:outline-level="2">Developer Guide</text:h>
      <text:p text:style-name="P8">One important external library used was the httpagentparser, this </text:p>
      <text:h text:style-name="Heading_20_2" text:outline-level="2"><text:soft-page-break/>Testing</text:h>
      <text:h text:style-name="Heading_20_2" text:outline-level="2">Reflections on programming language</text:h>
      <text:h text:style-name="Heading_20_2" text:outline-level="2">What did I learn from CW1?</text:h>
      <text:p text:style-name="P1">Looking back on my CW1 I found that the main issue was separation of functionality. My UI and my browser logic were heavily intertwined, the code that ran the UI was also running most of the browser code.</text:p>
      <text:p text:style-name="P1">There was separation of browser functionality, <text:span text:style-name="T1">the favourites/history classes were seperate from the UI code, but all of the methods contained within those classes were being accessed and called from the UI code directly. </text:span></text:p>
      <text:p text:style-name="P2">This time around I have been very careful to separate functionality, trying to only keep necessary functionality in the necessary places. </text:p>
      <text:p text:style-name="P3">I found that it was also very easy to make your UI unintuitive, there was an issue in CW1 were it was not clear at all that the home button could be right clicked to gain access to the buttons secondary functionality. This time around, while the UI is much simpler I tried to make sure that it was intuitive and all functionality was presented straight away.</text:p>
      <text:h text:style-name="Heading_20_2" text:outline-level="2">Conclusions</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13T22:37:14.258049831</meta:creation-date>
    <dc:date>2021-12-14T19:50:08.237106992</dc:date>
    <meta:editing-duration>PT2H28M17S</meta:editing-duration>
    <meta:editing-cycles>11</meta:editing-cycles>
    <meta:generator>LibreOffice/7.1.7.2$Linux_X86_64 LibreOffice_project/10$Build-2</meta:generator>
    <meta:document-statistic meta:table-count="0" meta:image-count="0" meta:object-count="0" meta:page-count="2" meta:paragraph-count="22" meta:word-count="550" meta:character-count="3165" meta:non-whitespace-character-count="2628"/>
  </office:meta>
</office:document-meta>
</file>